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 draw:shadow="visible" draw:shadow-offset-x="0.035cm" draw:shadow-offset-y="0cm" draw:shadow-opacity="50%" loext:shadow-blur="0.176cm"/>
    </style:style>
    <style:style style:name="gr2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color="#2a6099" loext:opacity="100%"/>
    </style:style>
    <style:style style:name="P2" style:family="paragraph">
      <loext:graphic-properties draw:fill="none" draw:fill-color="#ffffff"/>
      <style:paragraph-properties style:writing-mode="lr-tb"/>
      <style:text-properties fo:color="#000000" loext:opacity="100%" fo:font-size="13pt" fo:background-color="#ffffff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000000" loext:opacity="100%" fo:font-size="11pt" fo:background-color="#ffffff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style:style style:name="T1" style:family="text">
      <style:text-properties fo:color="#000000" loext:opacity="100%" fo:font-size="11pt" fo:background-color="#ffffff" style:font-size-asian="11pt" style:font-size-complex="11pt"/>
    </style:style>
    <style:style style:name="T2" style:family="text">
      <style:text-properties fo:color="#000000" loext:opacity="100%" fo:font-size="11pt" fo:font-weight="normal" fo:background-color="#ffffff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7cm" svg:height="7.405cm" draw:transform="rotate (1.16587994033221) translate (2.89999999538579cm 6.99999999802234cm)" svg:viewBox="0 0 4701 7406" svg:d="M0 0c762 0 4701 52 4701 52l-1405 2561 1221 2849-1234 1944">
          <text:p/>
        </draw:path>
        <draw:frame draw:style-name="gr2" draw:text-style-name="P2" draw:layer="layout" svg:width="1.8cm" svg:height="1.115cm" draw:transform="rotate (1.19380520836412) translate (3.4cm 5.09cm)">
          <draw:text-box>
            <text:p><text:span text:style-name="T1">Attack</text:span></text:p>
          </draw:text-box>
        </draw:frame>
        <draw:frame draw:style-name="gr2" draw:text-style-name="P2" draw:layer="layout" svg:width="1.8cm" svg:height="1.115cm" draw:transform="rotate (-0.953473370364502) translate (5.652cm 3.119cm)">
          <draw:text-box>
            <text:p><text:span text:style-name="T1">Decay</text:span></text:p>
          </draw:text-box>
        </draw:frame>
        <draw:frame draw:style-name="gr2" draw:text-style-name="P2" draw:layer="layout" svg:width="1.8cm" svg:height="1.115cm" svg:x="7.149cm" svg:y="4.698cm">
          <draw:text-box>
            <text:p><text:span text:style-name="T1">Sustain</text:span></text:p>
          </draw:text-box>
        </draw:frame>
        <draw:frame draw:style-name="gr3" draw:text-style-name="P2" draw:layer="layout" svg:width="2.066cm" svg:height="0.712cm" draw:transform="rotate (-1.00949843935352) translate (10.17cm 4.954cm)">
          <draw:text-box>
            <text:p><text:span text:style-name="T1">Release</text:span></text:p>
          </draw:text-box>
        </draw:frame>
        <draw:g>
          <draw:line draw:style-name="gr4" draw:text-style-name="P3" draw:layer="layout" svg:x1="2.572cm" svg:y1="7.352cm" svg:x2="2.572cm" svg:y2="2.602cm">
            <text:p/>
          </draw:line>
          <draw:line draw:style-name="gr4" draw:text-style-name="P3" draw:layer="layout" svg:x1="2.572cm" svg:y1="7.352cm" svg:x2="11.523cm" svg:y2="7.352cm">
            <text:p/>
          </draw:line>
        </draw:g>
        <draw:frame draw:style-name="gr5" draw:text-style-name="P5" draw:layer="layout" svg:width="1.397cm" svg:height="0.683cm" svg:x="9.535cm" svg:y="6.985cm">
          <draw:text-box>
            <text:p text:style-name="P4"><text:span text:style-name="T1">Time</text:span></text:p>
          </draw:text-box>
        </draw:frame>
        <draw:frame draw:style-name="gr6" draw:text-style-name="P7" draw:layer="layout" svg:width="2.36cm" svg:height="0.887cm" draw:transform="rotate (1.5707963267949) translate (2.168cm 5.128cm)">
          <draw:text-box>
            <text:p text:style-name="P6"><text:span text:style-name="T2">Energ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754" svg:d="M566 0l-566 754 114-85 136-68 148-46 161-17 161 13 153 46 140 68 118 89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out_20_fill_5f_1" style:display-name="Object without fill_1" style:family="graphic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svg:stroke-color="#000000" draw:fill="none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1" style:display-name="Object without fill_2_1" style:family="graphic" style:parent-style-name="Default_5f_2_5f_1">
      <style:graphic-properties svg:stroke-color="#000000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" style:display-name="Object without fill_1_1_1" style:family="graphic" style:parent-style-name="Default_5f_1_5f_1_5f_1">
      <style:graphic-properties svg:stroke-color="#000000" draw:fill="none"/>
    </style:style>
    <style:style style:name="Default_5f_2_5f_3" style:display-name="Default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3" style:display-name="Default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2" style:display-name="Object without fill_1_1_2" style:family="graphic" style:parent-style-name="Default_5f_1_5f_1_5f_2">
      <style:graphic-properties svg:stroke-color="#000000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" style:display-name="Object without fill_3" style:family="graphic" style:parent-style-name="Default_5f_3">
      <style:graphic-properties svg:stroke-color="#000000" draw:fill="none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_5f_1_5f_1" style:display-name="Object without fill_1_1_1_1" style:family="graphic" style:parent-style-name="Default_5f_1_5f_1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3_5f_1" style:display-name="Object without fill_3_1" style:family="graphic" style:parent-style-name="Default_5f_3_5f_1">
      <style:graphic-properties svg:stroke-color="#000000" draw:fill="none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4" style:display-name="Default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" style:display-name="Default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" style:display-name="Object without fill_2_2" style:family="graphic" style:parent-style-name="Default_5f_2_5f_4">
      <style:graphic-properties svg:stroke-color="#000000" draw:fill="none"/>
    </style:style>
    <style:style style:name="Default_5f_2_5f_4_5f_1" style:display-name="Default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4_5f_1" style:display-name="Default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_5f_2_5f_1" style:display-name="Object without fill_2_2_1" style:family="graphic" style:parent-style-name="Default_5f_2_5f_4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7-25T09:17:04.535693870</meta:creation-date>
    <dc:date>2021-08-30T21:26:44.121984018</dc:date>
    <meta:editing-duration>PT5H11M34S</meta:editing-duration>
    <meta:editing-cycles>79</meta:editing-cycles>
    <meta:generator>LibreOffice/7.1.5.2$Linux_X86_64 LibreOffice_project/10$Build-2</meta:generator>
    <dc:creator>Alexander Refsum Jensenius</dc:creator>
    <meta:document-statistic meta:object-count="10"/>
  </office:meta>
</office:document-meta>
</file>